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0222c14" officeooo:paragraph-rsid="00222c14"/>
    </style:style>
    <style:style style:name="P3" style:family="paragraph" style:parent-style-name="Text_20_body">
      <style:text-properties officeooo:rsid="00222c14" officeooo:paragraph-rsid="00222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sUnix</text:p>
      <text:p text:style-name="P1">Oier Elortondo</text:p>
      <text:h text:style-name="P2" text:outline-level="1">Sarrera</text:h>
      <text:h text:style-name="P2" text:outline-level="1">Main.c</text:h>
      <text:p text:style-name="P3">Main da exekutagarri nagusia, bertan funtzioen deiak egiten dira beste fitxategietako funtzioetara kernel simulatzailearen hasierako konfigurazio egiteko, memoria, core kantitatea...</text:p>
      <text:p text:style-name="P3">Konfigurazio denak egin ondoren hiru segundo gelditzen da, hasierako konfigurazio ikusi nahi baduzu programa gelditu (Ctrl+C) eta bertan pantailaratu den informazio dena ikusi. Hiru segundoak igarota kernel simulatzaileko erlojua eta tenporizadoreak abiarazten du programa nagusiak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8:43:47.344170162</meta:creation-date>
    <dc:date>2026-01-05T21:27:29.131561451</dc:date>
    <meta:editing-duration>PT22M51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6" meta:word-count="60" meta:character-count="498" meta:non-whitespace-character-count="444"/>
  </office:meta>
</office:document-meta>
</file>